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1.55cm"/>
    </style:style>
    <style:style style:name="gr2" style:family="graphic" style:parent-style-name="objectwithoutfill">
      <style:graphic-properties svg:stroke-width="0.1cm" svg:stroke-color="#3333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2.051cm"/>
    </style:style>
    <style:style style:name="gr4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2.95cm"/>
    </style:style>
    <style:style style:name="gr6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5.85cm"/>
    </style:style>
    <style:style style:name="gr8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2.15cm"/>
    </style:style>
    <style:style style:name="P1" style:family="paragraph">
      <style:text-properties style:font-name="Courier New" fo:font-weight="bold" style:font-weight-asian="bold" style:font-weight-complex="bold"/>
    </style:style>
    <style:style style:name="P2" style:family="paragraph">
      <loext:graphic-properties draw:fill="none" draw:fill-color="#ffffff"/>
      <style:text-properties style:font-name="Courier New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3333ff"/>
    </style:style>
    <style:style style:name="P5" style:family="paragraph">
      <loext:graphic-properties draw:fill="none" draw:fill-color="#ffffff"/>
      <style:paragraph-properties fo:text-align="center"/>
      <style:text-properties fo:color="#3333ff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color="#ff6600"/>
    </style:style>
    <style:style style:name="P8" style:family="paragraph">
      <loext:graphic-properties draw:fill="none" draw:fill-color="#ffffff"/>
      <style:paragraph-properties fo:text-align="center"/>
      <style:text-properties fo:color="#ff6600"/>
    </style:style>
    <style:style style:name="T1" style:family="text">
      <style:text-properties style:font-name="Courier New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3333ff"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66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8.9cm" svg:height="11.8cm" svg:x="6.3cm" svg:y="5.3cm">
          <draw:text-box>
            <text:p text:style-name="P1"><text:span text:style-name="T1">quadratzahl ← function(n){</text:span></text:p>
            <text:p text:style-name="P1"><text:span text:style-name="T1"/></text:p>
            <text:p text:style-name="P1"><text:span text:style-name="T1"><text:s text:c="2"/></text:span><text:span text:style-name="T1">resultat ← n * n</text:span></text:p>
            <text:p text:style-name="P1"><text:span text:style-name="T1"/></text:p>
            <text:p text:style-name="P1"><text:span text:style-name="T1"><text:s text:c="2"/></text:span><text:span text:style-name="T1">return(resultat)</text:span></text:p>
            <text:p text:style-name="P1"><text:span text:style-name="T1">}</text:span></text:p>
          </draw:text-box>
        </draw:frame>
        <draw:line draw:style-name="gr2" draw:text-style-name="P3" draw:layer="layout" svg:x1="22.4cm" svg:y1="5.6cm" svg:x2="22.4cm" svg:y2="3.3cm">
          <text:p/>
        </draw:line>
        <draw:frame draw:style-name="gr3" draw:text-style-name="P5" draw:layer="layout" svg:width="9.3cm" svg:height="2.301cm" svg:x="17.7cm" svg:y="2.2cm">
          <draw:text-box>
            <text:p text:style-name="P4"><text:span text:style-name="T2">Funktionsargument</text:span></text:p>
          </draw:text-box>
        </draw:frame>
        <draw:line draw:style-name="gr4" draw:text-style-name="P3" draw:layer="layout" svg:x1="22.4cm" svg:y1="6.6cm" svg:x2="16cm" svg:y2="8.3cm">
          <text:p/>
        </draw:line>
        <draw:line draw:style-name="gr4" draw:text-style-name="P3" draw:layer="layout" svg:x1="22.425cm" svg:y1="6.605cm" svg:x2="18.8cm" svg:y2="8.4cm">
          <text:p/>
        </draw:line>
        <draw:line draw:style-name="gr4" draw:text-style-name="P3" draw:layer="layout" svg:x1="10.2cm" svg:y1="9.1cm" svg:x2="14.3cm" svg:y2="10.7cm">
          <text:p/>
        </draw:line>
        <draw:frame draw:style-name="gr5" draw:text-style-name="P6" draw:layer="layout" svg:width="13.2cm" svg:height="3.2cm" svg:x="2.2cm" svg:y="1.5cm">
          <draw:text-box>
            <text:p><text:span text:style-name="T3">Funktionsdefinition</text:span></text:p>
          </draw:text-box>
        </draw:frame>
        <draw:frame draw:style-name="gr5" draw:text-style-name="P6" draw:layer="layout" svg:width="13.2cm" svg:height="3.2cm" svg:x="2.2cm" svg:y="14.2cm">
          <draw:text-box>
            <text:p><text:span text:style-name="T3">Funktionsaufruf</text:span></text:p>
          </draw:text-box>
        </draw:frame>
        <draw:line draw:style-name="gr6" draw:text-style-name="P3" draw:layer="layout" svg:x1="2.2cm" svg:y1="13.5cm" svg:x2="27cm" svg:y2="13.5cm">
          <text:p/>
        </draw:line>
        <draw:frame draw:style-name="gr7" draw:text-style-name="P2" draw:layer="layout" svg:width="18.9cm" svg:height="6.1cm" svg:x="2.4cm" svg:y="16cm">
          <draw:text-box>
            <text:p text:style-name="P1"><text:span text:style-name="T1">m ← </text:span><text:span text:style-name="T1">quadratzahl</text:span><text:span text:style-name="T1">(n = 3)</text:span></text:p>
          </draw:text-box>
        </draw:frame>
        <draw:line draw:style-name="gr8" draw:text-style-name="P3" draw:layer="layout" svg:x1="16.9cm" svg:y1="16.7cm" svg:x2="26cm" svg:y2="16.7cm">
          <text:p/>
        </draw:line>
        <draw:line draw:style-name="gr8" draw:text-style-name="P3" draw:layer="layout" svg:x1="25.9cm" svg:y1="4cm" svg:x2="26cm" svg:y2="16.7cm">
          <text:p/>
        </draw:line>
        <draw:line draw:style-name="gr8" draw:text-style-name="P3" draw:layer="layout" svg:x1="23.6cm" svg:y1="4cm" svg:x2="25.9cm" svg:y2="4cm">
          <text:p/>
        </draw:line>
        <draw:line draw:style-name="gr4" draw:text-style-name="P3" draw:layer="layout" svg:x1="23.6cm" svg:y1="4cm" svg:x2="22.6cm" svg:y2="5.7cm">
          <text:p/>
        </draw:line>
        <draw:frame draw:style-name="gr9" draw:text-style-name="P8" draw:layer="layout" svg:width="2.1cm" svg:height="2.4cm" svg:x="20.5cm" svg:y="7cm">
          <draw:text-box>
            <text:p text:style-name="P7"><text:span text:style-name="T4">3</text:span></text:p>
          </draw:text-box>
        </draw:frame>
        <draw:frame draw:style-name="gr9" draw:text-style-name="P8" draw:layer="layout" svg:width="2.1cm" svg:height="2.4cm" svg:x="16.4cm" svg:y="6.6cm">
          <draw:text-box>
            <text:p text:style-name="P7"><text:span text:style-name="T4">3</text:span></text:p>
          </draw:text-box>
        </draw:frame>
        <draw:frame draw:style-name="gr9" draw:text-style-name="P8" draw:layer="layout" svg:width="2.1cm" svg:height="2.4cm" svg:x="13.3cm" svg:y="9.1cm">
          <draw:text-box>
            <text:p text:style-name="P7"><text:span text:style-name="T4">9</text:span></text:p>
          </draw:text-box>
        </draw:frame>
        <draw:line draw:style-name="gr8" draw:text-style-name="P3" draw:layer="layout" svg:x1="1.3cm" svg:y1="13.6cm" svg:x2="7.7cm" svg:y2="11.2cm">
          <text:p/>
        </draw:line>
        <draw:line draw:style-name="gr4" draw:text-style-name="P3" draw:layer="layout" svg:x1="1.3cm" svg:y1="13.6cm" svg:x2="2.7cm" svg:y2="16.5cm">
          <text:p/>
        </draw:line>
        <draw:frame draw:style-name="gr9" draw:text-style-name="P8" draw:layer="layout" svg:width="2.1cm" svg:height="2.4cm" svg:x="0.7cm" svg:y="14.9cm">
          <draw:text-box>
            <text:p text:style-name="P7"><text:span text:style-name="T4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3:45:23.788000000</meta:creation-date>
    <dc:date>2015-10-13T13:27:30.479000000</dc:date>
    <meta:editing-duration>PT33M31S</meta:editing-duration>
    <meta:editing-cycles>5</meta:editing-cycles>
    <meta:generator>LibreOffice/4.4.5.2$Windows_x86 LibreOffice_project/a22f674fd25a3b6f45bdebf25400ed2adff0ff99</meta:generator>
    <meta:document-statistic meta:object-count="20"/>
  </office:meta>
</office:document-meta>
</file>